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Default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5" office:value-type="float" office:value="107258.117282" calcext:value-type="float">
            <text:p>107258.11728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8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4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5"/>
          <table:table-cell table:style-name="ce4" office:value-type="float" office:value="0.86023" calcext:value-type="float">
            <text:p>0.86023</text:p>
          </table:table-cell>
          <table:table-cell table:style-name="ce4" office:value-type="float" office:value="0.26933" calcext:value-type="float">
            <text:p>0.26933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2.89" calcext:value-type="float">
            <text:p>32.89</text:p>
          </table:table-cell>
          <table:table-cell table:style-name="ce4" office:value-type="float" office:value="49747.85476" calcext:value-type="float">
            <text:p>49747.85476</text:p>
          </table:table-cell>
          <table:table-cell table:style-name="ce4"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 table:number-columns-repeated="5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number-columns-repeated="1003"/>
        </table:table-row>
        <table:table-row table:style-name="ro1" table:number-rows-repeated="11">
          <table:table-cell table:style-name="ce2" table:number-columns-repeated="3"/>
          <table:table-cell/>
          <table:table-cell table:style-name="ce2" table:number-columns-repeated="17"/>
          <table:table-cell table:number-columns-repeated="100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8-12-16T11:21:38.078721459</dc:date>
    <meta:editing-duration>PT2M29S</meta:editing-duration>
    <meta:editing-cycles>1</meta:editing-cycles>
    <meta:document-statistic meta:table-count="1" meta:cell-count="145" meta:object-count="0"/>
    <meta:generator>LibreOffice/5.1.6.2$Linux_X86_64 LibreOffice_project/10m0$Build-2</meta:generator>
  </office:meta>
</office:document-meta>
</file>